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Beta_178173">
            <text:p>Beta_178173</text:p>
          </table:table-cell>
          <table:table-cell office:value-type="float" office:value="69.12">
            <text:p>69.12</text:p>
          </table:table-cell>
          <table:table-cell office:value-type="float" office:value="-50.676">
            <text:p>-50.676</text:p>
          </table:table-cell>
          <table:table-cell office:value-type="float" office:value="1750.0">
            <text:p>175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38">
            <text:p>-4.38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I-6243">
            <text:p>I-6243</text:p>
          </table:table-cell>
          <table:table-cell office:value-type="float" office:value="69.083">
            <text:p>69.083</text:p>
          </table:table-cell>
          <table:table-cell office:value-type="float" office:value="-51.133">
            <text:p>-51.133</text:p>
          </table:table-cell>
          <table:table-cell office:value-type="float" office:value="7240.0">
            <text:p>7240.0</text:p>
          </table:table-cell>
          <table:table-cell office:value-type="float" office:value="129.0">
            <text:p>129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28.7">
            <text:p>28.7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Beta-178165">
            <text:p>Beta-178165</text:p>
          </table:table-cell>
          <table:table-cell office:value-type="float" office:value="69.122">
            <text:p>69.122</text:p>
          </table:table-cell>
          <table:table-cell office:value-type="float" office:value="-50.675">
            <text:p>-50.675</text:p>
          </table:table-cell>
          <table:table-cell office:value-type="float" office:value="6760.0">
            <text:p>676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0.59">
            <text:p>30.59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Beta-178166">
            <text:p>Beta-178166</text:p>
          </table:table-cell>
          <table:table-cell office:value-type="float" office:value="69.117">
            <text:p>69.117</text:p>
          </table:table-cell>
          <table:table-cell office:value-type="float" office:value="-50.682">
            <text:p>-50.682</text:p>
          </table:table-cell>
          <table:table-cell office:value-type="float" office:value="5060.0">
            <text:p>5060.0</text:p>
          </table:table-cell>
          <table:table-cell office:value-type="float" office:value="40.0">
            <text:p>40.0</text:p>
          </table:table-cell>
          <table:table-cell office:value-type="string" office:value="silt gyttja">
            <text:p>silt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1.15">
            <text:p>11.15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Beta-178168">
            <text:p>Beta-178168</text:p>
          </table:table-cell>
          <table:table-cell office:value-type="float" office:value="69.114">
            <text:p>69.114</text:p>
          </table:table-cell>
          <table:table-cell office:value-type="float" office:value="-50.63">
            <text:p>-50.63</text:p>
          </table:table-cell>
          <table:table-cell office:value-type="float" office:value="7960.0">
            <text:p>796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3.32">
            <text:p>43.3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I-6242">
            <text:p>I-6242</text:p>
          </table:table-cell>
          <table:table-cell office:value-type="float" office:value="68.933">
            <text:p>68.933</text:p>
          </table:table-cell>
          <table:table-cell office:value-type="float" office:value="-51.0">
            <text:p>-51.0</text:p>
          </table:table-cell>
          <table:table-cell office:value-type="float" office:value="5800.0">
            <text:p>5800.0</text:p>
          </table:table-cell>
          <table:table-cell office:value-type="float" office:value="115.0">
            <text:p>11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Beta-178171">
            <text:p>Beta-178171</text:p>
          </table:table-cell>
          <table:table-cell office:value-type="float" office:value="69.1">
            <text:p>69.1</text:p>
          </table:table-cell>
          <table:table-cell office:value-type="float" office:value="-50.625">
            <text:p>-50.625</text:p>
          </table:table-cell>
          <table:table-cell office:value-type="float" office:value="5980.0">
            <text:p>598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4.67">
            <text:p>24.67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Beta-179167">
            <text:p>Beta-179167</text:p>
          </table:table-cell>
          <table:table-cell office:value-type="float" office:value="69.114">
            <text:p>69.114</text:p>
          </table:table-cell>
          <table:table-cell office:value-type="float" office:value="-50.666">
            <text:p>-50.666</text:p>
          </table:table-cell>
          <table:table-cell office:value-type="float" office:value="4150.0">
            <text:p>415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56">
            <text:p>0.56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K-1818">
            <text:p>K-1818</text:p>
          </table:table-cell>
          <table:table-cell office:value-type="float" office:value="69.1">
            <text:p>69.1</text:p>
          </table:table-cell>
          <table:table-cell office:value-type="float" office:value="-51.067">
            <text:p>-51.067</text:p>
          </table:table-cell>
          <table:table-cell office:value-type="float" office:value="9035.0">
            <text:p>9035.0</text:p>
          </table:table-cell>
          <table:table-cell office:value-type="float" office:value="144.0">
            <text:p>144.0</text:p>
          </table:table-cell>
          <table:table-cell office:value-type="string" office:value="Macoma calcarea">
            <text:p>Macoma calcare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7.5">
            <text:p>7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Beta_178172">
            <text:p>Beta_178172</text:p>
          </table:table-cell>
          <table:table-cell office:value-type="float" office:value="69.12">
            <text:p>69.12</text:p>
          </table:table-cell>
          <table:table-cell office:value-type="float" office:value="-50.676">
            <text:p>-50.676</text:p>
          </table:table-cell>
          <table:table-cell office:value-type="float" office:value="3540.0">
            <text:p>354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38">
            <text:p>-4.38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Beta-178169">
            <text:p>Beta-178169</text:p>
          </table:table-cell>
          <table:table-cell office:value-type="float" office:value="69.122">
            <text:p>69.122</text:p>
          </table:table-cell>
          <table:table-cell office:value-type="float" office:value="-50.625">
            <text:p>-50.625</text:p>
          </table:table-cell>
          <table:table-cell office:value-type="float" office:value="6750.0">
            <text:p>675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75.0">
            <text:p>17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ongEtal2006,LongEtal2011">
            <text:p>LongEtal2006,LongEtal2011</text:p>
          </table:table-cell>
        </table:table-row>
        <table:table-row>
          <table:table-cell office:value-type="string" office:value="Ilulissat">
            <text:p>Ilulissat</text:p>
          </table:table-cell>
          <table:table-cell office:value-type="string" office:value="radiocarbon">
            <text:p>radiocarbon</text:p>
          </table:table-cell>
          <table:table-cell office:value-type="string" office:value="Beta-178170">
            <text:p>Beta-178170</text:p>
          </table:table-cell>
          <table:table-cell office:value-type="float" office:value="69.123">
            <text:p>69.123</text:p>
          </table:table-cell>
          <table:table-cell office:value-type="float" office:value="-50.586">
            <text:p>-50.586</text:p>
          </table:table-cell>
          <table:table-cell office:value-type="float" office:value="6910.0">
            <text:p>691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50.0">
            <text:p>25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ongEtal2006,LongEtal2011">
            <text:p>LongEtal2006,LongEtal2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